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4cm" fo:padding-top="0.125cm" fo:padding-bottom="0.125cm" fo:padding-left="0.25cm" fo:padding-right="0.25cm" fo:wrap-option="no-wrap"/>
    </style:style>
    <style:style style:name="gr2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2cm" fo:padding-top="0.125cm" fo:padding-bottom="0.125cm" fo:padding-left="0.25cm" fo:padding-right="0.25cm" fo:wrap-option="no-wrap"/>
    </style:style>
    <style:style style:name="gr3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4cm" fo:padding-top="0.125cm" fo:padding-bottom="0.125cm" fo:padding-left="0.25cm" fo:padding-right="0.25cm" fo:wrap-option="no-wrap"/>
    </style:style>
    <style:style style:name="gr4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4cm" fo:padding-top="0.125cm" fo:padding-bottom="0.125cm" fo:padding-left="0.25cm" fo:padding-right="0.25cm" fo:wrap-option="no-wrap"/>
    </style:style>
    <style:style style:name="gr5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2cm" fo:padding-top="0.125cm" fo:padding-bottom="0.125cm" fo:padding-left="0.25cm" fo:padding-right="0.25cm" fo:wrap-option="no-wrap"/>
    </style:style>
    <style:style style:name="gr6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4cm" fo:padding-top="0.125cm" fo:padding-bottom="0.125cm" fo:padding-left="0.25cm" fo:padding-right="0.25cm" fo:wrap-option="no-wrap"/>
    </style:style>
    <style:style style:name="gr7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4cm" fo:padding-top="0.125cm" fo:padding-bottom="0.125cm" fo:padding-left="0.25cm" fo:padding-right="0.25cm" fo:wrap-option="no-wrap"/>
    </style:style>
    <style:style style:name="gr8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4cm" fo:padding-top="0.125cm" fo:padding-bottom="0.125cm" fo:padding-left="0.25cm" fo:padding-right="0.25cm" fo:wrap-option="no-wrap"/>
    </style:style>
    <style:style style:name="gr9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2cm" fo:padding-top="0.125cm" fo:padding-bottom="0.125cm" fo:padding-left="0.25cm" fo:padding-right="0.25cm" fo:wrap-option="no-wrap"/>
    </style:style>
    <style:style style:name="gr10" style:family="graphic" style:parent-style-name="standard" style:list-style-name="L3">
      <style:graphic-properties draw:stroke="solid" svg:stroke-width="0.026cm" svg:stroke-color="#000000" draw:stroke-linejoin="miter" draw:fill="solid" draw:fill-color="#cbd5de" draw:textarea-vertical-align="middle" draw:auto-grow-height="false" draw:fit-to-size="false" fo:min-height="2.291cm" fo:min-width="1.914cm" fo:padding-top="0.125cm" fo:padding-bottom="0.125cm" fo:padding-left="0.25cm" fo:padding-right="0.25cm" fo:wrap-option="no-wrap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 style:list-style-name="L2">
      <style:graphic-properties draw:stroke="none" svg:stroke-width="0cm" draw:fill="solid" draw:fill-color="#f9ecd2" draw:textarea-vertical-align="middle" draw:auto-grow-height="false" draw:fit-to-size="false" fo:min-height="1.783cm" fo:min-width="8.645cm" fo:padding-top="0.125cm" fo:padding-bottom="0.125cm" fo:padding-left="0.25cm" fo:padding-right="0.25cm" fo:wrap-option="no-wrap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cbd5d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9ecd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name="Rectangle 4" draw:style-name="gr1" draw:text-style-name="P2" draw:layer="layout" svg:width="2.413cm" svg:height="2.54cm" svg:x="1.886cm" svg:y="9.436cm">
          <text:p text:style-name="P1"><text:span text:style-name="T1">Switch</text:span></text:p>
          <text:p text:style-name="P1"><text:span text:style-name="T1">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2" draw:layer="layout" svg:width="2.411cm" svg:height="2.54cm" svg:x="4.299cm" svg:y="9.436cm">
          <text:p text:style-name="P1"><text:span text:style-name="T1">MAC</text:span></text:p>
          <text:p text:style-name="P1"><text:span text:style-name="T1">s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2" draw:layer="layout" svg:width="2.413cm" svg:height="2.54cm" svg:x="6.711cm" svg:y="9.436cm">
          <text:p text:style-name="P1"><text:span text:style-name="T1">MAC</text:span></text:p>
          <text:p text:style-name="P1"><text:span text:style-name="T1">d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4" draw:text-style-name="P2" draw:layer="layout" svg:width="2.413cm" svg:height="2.54cm" svg:x="9.125cm" svg:y="9.436cm">
          <text:p text:style-name="P1"><text:span text:style-name="T1">Eth</text:span></text:p>
          <text:p text:style-name="P1"><text:span text:style-name="T1">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2" draw:layer="layout" svg:width="2.411cm" svg:height="2.54cm" svg:x="11.538cm" svg:y="9.436cm">
          <text:p text:style-name="P1"><text:span text:style-name="T1">VLAN</text:span></text:p>
          <text:p text:style-name="P1"><text:span text:style-name="T1">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6" draw:text-style-name="P2" draw:layer="layout" svg:width="2.413cm" svg:height="2.54cm" svg:x="13.95cm" svg:y="9.436cm">
          <text:p text:style-name="P1"><text:span text:style-name="T1">IP</text:span></text:p>
          <text:p text:style-name="P1"><text:span text:style-name="T1">Sr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7" draw:text-style-name="P2" draw:layer="layout" svg:width="2.413cm" svg:height="2.54cm" svg:x="16.364cm" svg:y="9.436cm">
          <text:p text:style-name="P1"><text:span text:style-name="T1">IP</text:span></text:p>
          <text:p text:style-name="P1"><text:span text:style-name="T1">D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8" draw:text-style-name="P2" draw:layer="layout" svg:width="2.413cm" svg:height="2.54cm" svg:x="18.777cm" svg:y="9.436cm">
          <text:p text:style-name="P1"><text:span text:style-name="T1">IP</text:span></text:p>
          <text:p text:style-name="P1"><text:span text:style-name="T1">Pr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9" draw:text-style-name="P2" draw:layer="layout" svg:width="2.411cm" svg:height="2.54cm" svg:x="21.191cm" svg:y="9.436cm">
          <text:p text:style-name="P1"><text:span text:style-name="T1">TCP</text:span></text:p>
          <text:p text:style-name="P1"><text:span text:style-name="T1">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" draw:layer="layout" svg:width="2.413cm" svg:height="2.54cm" svg:x="23.603cm" svg:y="9.436cm">
          <text:p text:style-name="P1"><text:span text:style-name="T1">TCP</text:span></text:p>
          <text:p text:style-name="P1"><text:span text:style-name="T1">d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1" draw:text-style-name="P3" draw:layer="layout" svg:x1="25.146cm" svg:y1="11.976cm" svg:x2="25.146cm" svg:y2="14.224cm">
          <text:p/>
        </draw:line>
        <draw:line draw:style-name="gr11" draw:text-style-name="P3" draw:layer="layout" svg:x1="20.066cm" svg:y1="11.976cm" svg:x2="20.066cm" svg:y2="14.224cm">
          <text:p/>
        </draw:line>
        <draw:line draw:style-name="gr11" draw:text-style-name="P3" draw:layer="layout" svg:x1="17.526cm" svg:y1="11.976cm" svg:x2="17.526cm" svg:y2="14.224cm">
          <text:p/>
        </draw:line>
        <draw:line draw:style-name="gr11" draw:text-style-name="P3" draw:layer="layout" svg:x1="15.24cm" svg:y1="11.976cm" svg:x2="15.24cm" svg:y2="14.224cm">
          <text:p/>
        </draw:line>
        <draw:line draw:style-name="gr11" draw:text-style-name="P3" draw:layer="layout" svg:x1="22.352cm" svg:y1="11.976cm" svg:x2="22.352cm" svg:y2="14.224cm">
          <text:p/>
        </draw:line>
        <draw:line draw:style-name="gr11" draw:text-style-name="P3" draw:layer="layout" svg:x1="15.24cm" svg:y1="14.224cm" svg:x2="25.146cm" svg:y2="14.224cm">
          <text:p/>
        </draw:line>
        <draw:custom-shape draw:name="Rectangle 21" draw:style-name="gr12" draw:text-style-name="P4" draw:layer="layout" svg:width="9.144cm" svg:height="2.032cm" svg:x="15.694cm" svg:y="14.478cm">
          <text:p text:style-name="P1"><text:span text:style-name="T2">IP 5-Tuple Sen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3T22:09:42.782780894</meta:creation-date>
    <dc:date>2017-12-13T22:23:59.210727423</dc:date>
    <meta:editing-duration>PT3M24S</meta:editing-duration>
    <meta:editing-cycles>2</meta:editing-cycles>
    <meta:generator>LibreOffice/5.1.6.2$Linux_X86_64 LibreOffice_project/10m0$Build-2</meta:generator>
    <meta:document-statistic meta:object-count="40"/>
  </office:meta>
</office:document-meta>
</file>